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 style:data-style-name="N10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192" calcext:value-type="float">
            <text:p>192.000</text:p>
          </table:table-cell>
          <table:table-cell office:value-type="float" office:value="0.324109014675052" calcext:value-type="float">
            <text:p>0.324109014675052</text:p>
          </table:table-cell>
        </table:table-row>
        <table:table-row table:style-name="ro1">
          <table:table-cell office:value-type="float" office:value="223.83" calcext:value-type="float">
            <text:p>223.830</text:p>
          </table:table-cell>
          <table:table-cell office:value-type="float" office:value="0.30125786163522" calcext:value-type="float">
            <text:p>0.301257861635220</text:p>
          </table:table-cell>
        </table:table-row>
        <table:table-row table:style-name="ro1">
          <table:table-cell office:value-type="float" office:value="255.03" calcext:value-type="float">
            <text:p>255.030</text:p>
          </table:table-cell>
          <table:table-cell office:value-type="float" office:value="0.405660377358491" calcext:value-type="float">
            <text:p>0.405660377358491</text:p>
          </table:table-cell>
        </table:table-row>
        <table:table-row table:style-name="ro1">
          <table:table-cell office:value-type="float" office:value="195.5" calcext:value-type="float">
            <text:p>195.500</text:p>
          </table:table-cell>
          <table:table-cell office:value-type="float" office:value="0.154483962469998" calcext:value-type="float">
            <text:p>0.154483962469998</text:p>
          </table:table-cell>
        </table:table-row>
        <table:table-row table:style-name="ro1">
          <table:table-cell office:value-type="float" office:value="246.5" calcext:value-type="float">
            <text:p>246.500</text:p>
          </table:table-cell>
          <table:table-cell office:value-type="float" office:value="0.277111062622736" calcext:value-type="float">
            <text:p>0.277111062622736</text:p>
          </table:table-cell>
        </table:table-row>
        <table:table-row table:style-name="ro1">
          <table:table-cell office:value-type="float" office:value="255.49" calcext:value-type="float">
            <text:p>255.490</text:p>
          </table:table-cell>
          <table:table-cell office:value-type="float" office:value="0.333624263582806" calcext:value-type="float">
            <text:p>0.333624263582806</text:p>
          </table:table-cell>
        </table:table-row>
        <table:table-row table:style-name="ro1">
          <table:table-cell office:value-type="float" office:value="199.87" calcext:value-type="float">
            <text:p>199.870</text:p>
          </table:table-cell>
          <table:table-cell office:value-type="float" office:value="0.462900505902192" calcext:value-type="float">
            <text:p>0.462900505902192</text:p>
          </table:table-cell>
        </table:table-row>
        <table:table-row table:style-name="ro1">
          <table:table-cell office:value-type="float" office:value="227.56" calcext:value-type="float">
            <text:p>227.560</text:p>
          </table:table-cell>
          <table:table-cell office:value-type="float" office:value="0.512015177065767" calcext:value-type="float">
            <text:p>0.512015177065767</text:p>
          </table:table-cell>
        </table:table-row>
        <table:table-row table:style-name="ro1">
          <table:table-cell office:value-type="float" office:value="253.2" calcext:value-type="float">
            <text:p>253.200</text:p>
          </table:table-cell>
          <table:table-cell office:value-type="float" office:value="0.549536256323777" calcext:value-type="float">
            <text:p>0.549536256323777</text:p>
          </table:table-cell>
        </table:table-row>
        <table:table-row table:style-name="ro1">
          <table:table-cell office:value-type="float" office:value="189.34" calcext:value-type="float">
            <text:p>189.340</text:p>
          </table:table-cell>
          <table:table-cell office:value-type="float" office:value="0.387667195647246" calcext:value-type="float">
            <text:p>0.387667195647246</text:p>
          </table:table-cell>
        </table:table-row>
        <table:table-row table:style-name="ro1">
          <table:table-cell office:value-type="float" office:value="218.95" calcext:value-type="float">
            <text:p>218.950</text:p>
          </table:table-cell>
          <table:table-cell office:value-type="float" office:value="0.513942416685559" calcext:value-type="float">
            <text:p>0.513942416685559</text:p>
          </table:table-cell>
        </table:table-row>
        <table:table-row table:style-name="ro1">
          <table:table-cell office:value-type="float" office:value="255.46" calcext:value-type="float">
            <text:p>255.460</text:p>
          </table:table-cell>
          <table:table-cell office:value-type="float" office:value="0.701881659487645" calcext:value-type="float">
            <text:p>0.701881659487645</text:p>
          </table:table-cell>
        </table:table-row>
        <table:table-row table:style-name="ro1">
          <table:table-cell office:value-type="float" office:value="211.54" calcext:value-type="float">
            <text:p>211.540</text:p>
          </table:table-cell>
          <table:table-cell office:value-type="float" office:value="0.451836917562724" calcext:value-type="float">
            <text:p>0.451836917562724</text:p>
          </table:table-cell>
        </table:table-row>
        <table:table-row table:style-name="ro1">
          <table:table-cell office:value-type="float" office:value="245.27" calcext:value-type="float">
            <text:p>245.270</text:p>
          </table:table-cell>
          <table:table-cell office:value-type="float" office:value="0.487007168458781" calcext:value-type="float">
            <text:p>0.487007168458781</text:p>
          </table:table-cell>
        </table:table-row>
        <table:table-row table:style-name="ro1">
          <table:table-cell office:value-type="float" office:value="256.37" calcext:value-type="float">
            <text:p>256.370</text:p>
          </table:table-cell>
          <table:table-cell office:value-type="float" office:value="0.451612903225806" calcext:value-type="float">
            <text:p>0.451612903225806</text:p>
          </table:table-cell>
        </table:table-row>
        <table:table-row table:style-name="ro1">
          <table:table-cell office:value-type="float" office:value="191.8" calcext:value-type="float">
            <text:p>191.800</text:p>
          </table:table-cell>
          <table:table-cell office:value-type="float" office:value="0.459481694775812" calcext:value-type="float">
            <text:p>0.459481694775812</text:p>
          </table:table-cell>
        </table:table-row>
        <table:table-row table:style-name="ro1">
          <table:table-cell office:value-type="float" office:value="233.2" calcext:value-type="float">
            <text:p>233.200</text:p>
          </table:table-cell>
          <table:table-cell office:value-type="float" office:value="0.601398601398601" calcext:value-type="float">
            <text:p>0.601398601398601</text:p>
          </table:table-cell>
        </table:table-row>
        <table:table-row table:style-name="ro1">
          <table:table-cell office:value-type="float" office:value="258.26" calcext:value-type="float">
            <text:p>258.260</text:p>
          </table:table-cell>
          <table:table-cell office:value-type="float" office:value="0.659399424105307" calcext:value-type="float">
            <text:p>0.659399424105307</text:p>
          </table:table-cell>
        </table:table-row>
        <table:table-row table:style-name="ro1">
          <table:table-cell office:value-type="float" office:value="192.36" calcext:value-type="float">
            <text:p>192.360</text:p>
          </table:table-cell>
          <table:table-cell office:value-type="float" office:value="0.329946616152919" calcext:value-type="float">
            <text:p>0.329946616152919</text:p>
          </table:table-cell>
        </table:table-row>
        <table:table-row table:style-name="ro1">
          <table:table-cell office:value-type="float" office:value="225.78" calcext:value-type="float">
            <text:p>225.780</text:p>
          </table:table-cell>
          <table:table-cell office:value-type="float" office:value="0.469777854313759" calcext:value-type="float">
            <text:p>0.469777854313759</text:p>
          </table:table-cell>
        </table:table-row>
        <table:table-row table:style-name="ro1">
          <table:table-cell office:value-type="float" office:value="252.01" calcext:value-type="float">
            <text:p>252.010</text:p>
          </table:table-cell>
          <table:table-cell office:value-type="float" office:value="0.482348889271569" calcext:value-type="float">
            <text:p>0.482348889271569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0121" number:language="en" number:country="US">
      <number:number number:decimal-places="3" number:min-decimal-places="3" number:min-integer-digits="1"/>
    </number:number-style>
    <number:number-style style:name="N10122" number:language="en" number:country="US">
      <number:number number:decimal-places="4" number:min-decimal-places="4" number:min-integer-digits="1"/>
    </number:number-style>
    <number:number-style style:name="N10123" number:language="en" number:country="US">
      <number:number number:decimal-places="5" number:min-decimal-places="5" number:min-integer-digits="1"/>
    </number:number-style>
    <number:number-style style:name="N10124" number:language="en" number:country="US">
      <number:number number:decimal-places="6" number:min-decimal-places="6" number:min-integer-digits="1"/>
    </number:number-style>
    <number:number-style style:name="N10125" number:language="en" number:country="US">
      <number:number number:decimal-places="7" number:min-decimal-places="7" number:min-integer-digits="1"/>
    </number:number-style>
    <number:number-style style:name="N10126" number:language="en" number:country="US">
      <number:number number:decimal-places="8" number:min-decimal-places="8" number:min-integer-digits="1"/>
    </number:number-style>
    <number:number-style style:name="N10127" number:language="en" number:country="US">
      <number:number number:decimal-places="9" number:min-decimal-places="9" number:min-integer-digits="1"/>
    </number:number-style>
    <number:number-style style:name="N10128" number:language="en" number:country="US">
      <number:number number:decimal-places="10" number:min-decimal-places="10" number:min-integer-digits="1"/>
    </number:number-style>
    <number:number-style style:name="N10129" number:language="en" number:country="US">
      <number:number number:decimal-places="11" number:min-decimal-places="11" number:min-integer-digits="1"/>
    </number:number-style>
    <number:number-style style:name="N10130" number:language="en" number:country="US">
      <number:number number:decimal-places="12" number:min-decimal-places="12" number:min-integer-digits="1"/>
    </number:number-style>
    <number:number-style style:name="N10131" number:language="en" number:country="US">
      <number:number number:decimal-places="13" number:min-decimal-places="13" number:min-integer-digits="1"/>
    </number:number-style>
    <number:number-style style:name="N10132" number:language="en" number:country="US">
      <number:number number:decimal-places="14" number:min-decimal-places="14" number:min-integer-digits="1"/>
    </number:number-style>
    <number:number-style style:name="N10133" number:language="en" number:country="US">
      <number:number number:decimal-places="15" number:min-decimal-places="15" number:min-integer-digits="1"/>
    </number:number-style>
    <number:number-style style:name="N10134" number:language="en" number:country="US">
      <number:number number:decimal-places="16" number:min-decimal-places="16" number:min-integer-digits="1"/>
    </number:number-style>
    <number:number-style style:name="N10135" number:language="en" number:country="US">
      <number:number number:decimal-places="17" number:min-decimal-places="17" number:min-integer-digits="1"/>
    </number:number-style>
    <number:number-style style:name="N10136" number:language="en" number:country="US">
      <number:number number:decimal-places="18" number:min-decimal-places="18" number:min-integer-digits="1"/>
    </number:number-style>
    <number:number-style style:name="N10137" number:language="en" number:country="US">
      <number:number number:decimal-places="19" number:min-decimal-places="19" number:min-integer-digits="1"/>
    </number:number-style>
    <number:number-style style:name="N10138" number:language="en" number:country="US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.00.0000</text:date>, <text:time style:data-style-name="N2" text:time-value="00:31:05.4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23:35:13.793000000</meta:creation-date>
    <dc:date>2022-01-22T00:36:25.375000000</dc:date>
    <meta:editing-duration>PT6M36S</meta:editing-duration>
    <meta:editing-cycles>3</meta:editing-cycles>
    <meta:generator>LibreOffice/7.2.2.2$Windows_X86_64 LibreOffice_project/02b2acce88a210515b4a5bb2e46cbfb63fe97d56</meta:generator>
    <meta:document-statistic meta:table-count="1" meta:cell-count="42" meta:object-count="0"/>
  </office:meta>
</office:document-meta>
</file>